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ae00" draw:marker-start-width="0.275cm" draw:marker-end-width="0.275cm" draw:fill="none" draw:textarea-horizontal-align="justify" draw:textarea-vertical-align="middle" draw:auto-grow-height="false" fo:min-height="13.1cm" fo:min-width="8.4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974cm"/>
    </style:style>
    <style:style style:name="gr3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4.195cm" fo:padding-top="0.13cm" fo:padding-bottom="0.13cm" fo:padding-left="0.255cm" fo:padding-right="0.255cm"/>
    </style:style>
    <style:style style:name="gr4" style:family="graphic" style:parent-style-name="standard">
      <style:graphic-properties svg:stroke-width="0.05cm" svg:stroke-color="#b3b3b3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3.521cm" fo:padding-top="0.13cm" fo:padding-bottom="0.13cm" fo:padding-left="0.255cm" fo:padding-right="0.255cm"/>
    </style:style>
    <style:style style:name="gr7" style:family="graphic" style:parent-style-name="standard">
      <style:graphic-properties svg:stroke-width="0.01cm" svg:stroke-color="#cccccc" draw:marker-start-width="0.215cm" draw:marker-end-width="0.215cm" draw:fill-color="#c0c0c0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4.938cm"/>
    </style:style>
    <style:style style:name="gr9" style:family="graphic" style:parent-style-name="objectwithoutfill">
      <style:graphic-properties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2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335cm"/>
    </style:style>
    <style:style style:name="gr13" style:family="graphic" style:parent-style-name="standard">
      <style:graphic-properties draw:textarea-horizontal-align="justify" draw:textarea-vertical-align="middle" draw:auto-grow-height="false" fo:min-height="0.15cm" fo:min-width="0.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1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321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456cm"/>
    </style:style>
    <style:style style:name="gr20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min-height="0.05cm" fo:min-width="0cm" fo:padding-top="0.135cm" fo:padding-bottom="0.135cm" fo:padding-left="0.26cm" fo:padding-right="0.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016cm"/>
    </style:style>
    <style:style style:name="gr22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3.195cm" fo:padding-top="0.13cm" fo:padding-bottom="0.13cm" fo:padding-left="0.255cm" fo:padding-right="0.255cm"/>
    </style:style>
    <style:style style:name="gr23" style:family="graphic" style:parent-style-name="standard">
      <style:graphic-properties draw:fill-color="#579d1c" draw:textarea-horizontal-align="justify" draw:textarea-vertical-align="middle" draw:auto-grow-height="false" fo:min-height="0.35cm" fo:min-width="0.401cm"/>
    </style:style>
    <style:style style:name="gr24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min-height="0.03cm" fo:min-width="0cm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5.22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01cm" fo:min-width="8.3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7.1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579d1c"/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3.4cm" svg:x="1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474cm" svg:height="0.798cm" svg:x="1.3cm" svg:y="4.9cm">
          <draw:text-box>
            <text:p><text:span text:style-name="T1">Tree viewer 1</text:span></text:p>
          </draw:text-box>
        </draw:frame>
        <draw:custom-shape draw:style-name="gr1" draw:text-style-name="P1" draw:layer="layout" svg:width="9cm" svg:height="13.4cm" svg:x="16.3cm" svg:y="4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74cm" svg:height="0.798cm" svg:x="16.4cm" svg:y="4.9cm">
          <draw:text-box>
            <text:p><text:span text:style-name="T1">Tree viewer 2</text:span></text:p>
          </draw:text-box>
        </draw:frame>
        <draw:custom-shape draw:style-name="gr3" draw:text-style-name="P4" draw:layer="layout" svg:width="4.705cm" svg:height="0.6cm" svg:x="5.495cm" svg:y="2.139cm">
          <text:p text:style-name="P3"><text:span text:style-name="T2">Root tax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253cm" svg:height="0.253cm" svg:x="5.654cm" svg:y="2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5.877cm" svg:y1="2.508cm" svg:x2="5.987cm" svg:y2="2.621cm">
            <text:p/>
          </draw:line>
        </draw:g>
        <draw:g>
          <draw:custom-shape draw:style-name="gr6" draw:text-style-name="P4" draw:layer="layout" svg:width="4.031cm" svg:height="0.6cm" svg:x="1.173cm" svg:y="2.1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07cm" svg:height="0.207cm" draw:transform="rotate (0.785398163397448) translate (4.723cm 2.34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frame draw:style-name="gr8" draw:text-style-name="P6" draw:layer="layout" svg:width="3.433cm" svg:height="0.721cm" svg:x="1.258cm" svg:y="2.079cm">
            <draw:text-box>
              <text:p><text:span text:style-name="T2">Taxonomy</text:span></text:p>
            </draw:text-box>
          </draw:frame>
          <draw:line draw:style-name="gr9" draw:text-style-name="P1" draw:layer="layout" svg:x1="4.587cm" svg:y1="2.145cm" svg:x2="4.587cm" svg:y2="2.722cm">
            <text:p/>
          </draw:line>
        </draw:g>
        <draw:frame draw:style-name="gr10" draw:text-style-name="P7" draw:layer="layout" svg:width="4.765cm" svg:height="0.878cm" svg:x="0.964cm" svg:y="1.102cm">
          <draw:text-box>
            <text:p><text:span text:style-name="T3">Taxonomy to edit</text:span></text:p>
          </draw:text-box>
        </draw:frame>
        <draw:frame draw:style-name="gr11" draw:text-style-name="P7" draw:layer="layout" svg:width="5.705cm" svg:height="0.878cm" svg:x="16.1cm" svg:y="1.102cm">
          <draw:text-box>
            <text:p><text:span text:style-name="T3">Reference taxonomy</text:span></text:p>
          </draw:text-box>
        </draw:frame>
        <draw:custom-shape draw:style-name="gr3" draw:text-style-name="P4" draw:layer="layout" svg:width="4.705cm" svg:height="0.6cm" svg:x="20.695cm" svg:y="2.14cm">
          <text:p text:style-name="P3"><text:span text:style-name="T2">Root tax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253cm" svg:height="0.253cm" svg:x="20.854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1.077cm" svg:y1="2.509cm" svg:x2="21.187cm" svg:y2="2.622cm">
            <text:p/>
          </draw:line>
        </draw:g>
        <draw:g>
          <draw:custom-shape draw:style-name="gr6" draw:text-style-name="P4" draw:layer="layout" svg:width="4.031cm" svg:height="0.6cm" svg:x="16.373cm" svg:y="2.1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07cm" svg:height="0.207cm" draw:transform="rotate (0.785398163397448) translate (19.923cm 2.34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frame draw:style-name="gr8" draw:text-style-name="P6" draw:layer="layout" svg:width="3.433cm" svg:height="0.721cm" svg:x="16.458cm" svg:y="2.08cm">
            <draw:text-box>
              <text:p><text:span text:style-name="T2">Taxonomy</text:span></text:p>
            </draw:text-box>
          </draw:frame>
          <draw:line draw:style-name="gr9" draw:text-style-name="P1" draw:layer="layout" svg:x1="19.787cm" svg:y1="2.146cm" svg:x2="19.787cm" svg:y2="2.723cm">
            <text:p/>
          </draw:line>
        </draw:g>
        <draw:frame draw:style-name="gr12" draw:text-style-name="P2" draw:layer="layout" svg:width="2.835cm" svg:height="0.798cm" svg:x="2cm" svg:y="18.4cm">
          <draw:text-box>
            <text:p><text:span text:style-name="T1">New taxon</text:span></text:p>
          </draw:text-box>
        </draw:frame>
        <draw:custom-shape draw:style-name="gr13" draw:text-style-name="P3" draw:layer="layout" svg:width="0.7cm" svg:height="0.4cm" svg:x="1.4cm" svg:y="18.6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2.678cm" svg:height="0.798cm" svg:x="7.501cm" svg:y="18.4cm">
          <draw:text-box>
            <text:p><text:span text:style-name="T1">Trash can</text:span></text:p>
          </draw:text-box>
        </draw:frame>
        <draw:frame draw:style-name="gr12" draw:text-style-name="P2" draw:layer="layout" svg:width="2.835cm" svg:height="0.798cm" svg:x="11.7cm" svg:y="1.4cm">
          <draw:text-box>
            <text:p><text:span text:style-name="T1">Link/unlink</text:span></text:p>
          </draw:text-box>
        </draw:frame>
        <draw:frame draw:style-name="gr15" draw:text-style-name="P2" draw:layer="layout" svg:width="3.821cm" svg:height="0.798cm" svg:x="11.301cm" svg:y="2.3cm">
          <draw:text-box>
            <text:p><text:span text:style-name="T1">Color by match</text:span></text:p>
          </draw:text-box>
        </draw:frame>
        <draw:custom-shape draw:style-name="gr16" draw:text-style-name="P3" draw:layer="layout" svg:width="0.2cm" svg:height="0.2cm" svg:x="11.6cm" svg:y="3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2cm" svg:height="0.2cm" svg:x="11.6cm" svg:y="3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2cm" svg:height="0.2cm" svg:x="11.6cm" svg:y="4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344cm" svg:height="0.741cm" svg:x="11.817cm" svg:y="2.992cm">
          <draw:text-box>
            <text:p><text:span text:style-name="T4">exact</text:span></text:p>
          </draw:text-box>
        </draw:frame>
        <draw:frame draw:style-name="gr17" draw:text-style-name="P8" draw:layer="layout" svg:width="1.344cm" svg:height="0.741cm" svg:x="11.817cm" svg:y="3.393cm">
          <draw:text-box>
            <text:p><text:span text:style-name="T4">fuzzy</text:span></text:p>
          </draw:text-box>
        </draw:frame>
        <draw:frame draw:style-name="gr18" draw:text-style-name="P8" draw:layer="layout" svg:width="1.983cm" svg:height="1.031cm" svg:x="11.817cm" svg:y="3.794cm">
          <draw:text-box>
            <text:p><text:span text:style-name="T4">mapped</text:span></text:p>
          </draw:text-box>
        </draw:frame>
        <draw:custom-shape draw:style-name="gr16" draw:text-style-name="P3" draw:layer="layout" svg:width="0.2cm" svg:height="0.2cm" svg:x="11.6cm" svg:y="4.401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983cm" svg:height="1.031cm" svg:x="11.817cm" svg:y="4.195cm">
          <draw:text-box>
            <text:p><text:span text:style-name="T4">none</text:span></text:p>
          </draw:text-box>
        </draw:frame>
        <draw:frame draw:style-name="gr19" draw:text-style-name="P6" draw:layer="layout" svg:width="3.956cm" svg:height="0.721cm" svg:x="1.5cm" svg:y="3.9cm">
          <draw:text-box>
            <text:p><text:span text:style-name="T2">Sort alphabetically</text:span></text:p>
          </draw:text-box>
        </draw:frame>
        <draw:custom-shape draw:style-name="gr20" draw:text-style-name="P1" draw:layer="layout" svg:width="0.3cm" svg:height="0.3cm" svg:x="1.3cm" svg:y="4.1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8.516cm" svg:height="0.721cm" svg:x="1cm" svg:y="3.101cm">
          <draw:text-box>
            <text:p><text:span text:style-name="T2">Apply filters [region, habitat, linked objects]</text:span></text:p>
          </draw:text-box>
        </draw:frame>
        <draw:custom-shape draw:style-name="gr22" draw:text-style-name="P4" draw:layer="layout" svg:width="3.705cm" svg:height="0.6cm" svg:x="5.495cm" svg:y="3.939cm">
          <text:p text:style-name="P3"><text:span text:style-name="T2">Search tax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253cm" svg:height="0.253cm" svg:x="5.654cm" svg:y="4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5.877cm" svg:y1="4.308cm" svg:x2="5.987cm" svg:y2="4.421cm">
            <text:p/>
          </draw:line>
        </draw:g>
        <draw:custom-shape draw:style-name="gr23" draw:text-style-name="P9" draw:layer="layout" svg:width="0.901cm" svg:height="0.6cm" svg:x="9.317cm" svg:y="3.937cm">
          <text:p text:style-name="P3"><text:span text:style-name="T5">Go</text:span>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3.956cm" svg:height="0.721cm" svg:x="16.6cm" svg:y="3.9cm">
          <draw:text-box>
            <text:p><text:span text:style-name="T2">Sort alphabetically</text:span></text:p>
          </draw:text-box>
        </draw:frame>
        <draw:custom-shape draw:style-name="gr24" draw:text-style-name="P1" draw:layer="layout" svg:width="0.3cm" svg:height="0.3cm" svg:x="16.4cm" svg:y="4.1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5.722cm" svg:height="0.721cm" svg:x="16.1cm" svg:y="3.101cm">
          <draw:text-box>
            <text:p><text:span text:style-name="T2">Apply filters [region, habitat]</text:span></text:p>
          </draw:text-box>
        </draw:frame>
        <draw:custom-shape draw:style-name="gr22" draw:text-style-name="P4" draw:layer="layout" svg:width="3.705cm" svg:height="0.6cm" svg:x="20.595cm" svg:y="3.939cm">
          <text:p text:style-name="P3"><text:span text:style-name="T2">Search tax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253cm" svg:height="0.253cm" svg:x="20.754cm" svg:y="4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0.977cm" svg:y1="4.308cm" svg:x2="21.087cm" svg:y2="4.421cm">
            <text:p/>
          </draw:line>
        </draw:g>
        <draw:custom-shape draw:style-name="gr23" draw:text-style-name="P9" draw:layer="layout" svg:width="0.901cm" svg:height="0.6cm" svg:x="24.417cm" svg:y="3.937cm">
          <text:p text:style-name="P3"><text:span text:style-name="T5">Go</text:span></text:p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8.857cm" svg:height="9.651cm" svg:x="1.355cm" svg:y="5.546cm">
          <draw:text-box>
            <text:p><text:span text:style-name="T2">Features:</text:span></text:p>
            <text:list text:style-name="L1">
              <text:list-item>
                <text:p><text:span text:style-name="T2">Show/hide children</text:span></text:p>
              </text:list-item>
              <text:list-item>
                <text:p><text:span text:style-name="T2">Show/hide synonyms</text:span></text:p>
              </text:list-item>
              <text:list-item>
                <text:p><text:span text:style-name="T2">Drag &amp; drop within window to change</text:span><text:span text:style-name="T2"><text:line-break/></text:span><text:span text:style-name="T2">parent or make/break synonymy</text:span></text:p>
              </text:list-item>
              <text:list-item>
                <text:p><text:span text:style-name="T2">Drag &amp; drop from right to left tree viewer</text:span></text:p>
              </text:list-item>
              <text:list-item>
                <text:p><text:span text:style-name="T2">Drag new taxon into tree from tool palette</text:span><text:span text:style-name="T2"><text:line-break/></text:span><text:span text:style-name="T2">beneath window; opens up taxon editor</text:span><text:span text:style-name="T2"><text:line-break/></text:span><text:span text:style-name="T2">for new taxon with save button</text:span></text:p>
              </text:list-item>
              <text:list-item>
                <text:p><text:span text:style-name="T2">Drag existing taxon to trash beneath tree</text:span><text:span text:style-name="T2"><text:line-break/></text:span><text:span text:style-name="T2">window</text:span></text:p>
              </text:list-item>
              <text:list-item>
                <text:p><text:span text:style-name="T2">Show taxon names with author and year</text:span></text:p>
              </text:list-item>
              <text:list-item>
                <text:p><text:span text:style-name="T2">Scroll bars vertical and horizontal</text:span></text:p>
              </text:list-item>
              <text:list-item>
                <text:p><text:span text:style-name="T2">Resize tree viewer?</text:span></text:p>
              </text:list-item>
              <text:list-item>
                <text:p><text:span text:style-name="T2">Linking arranges reference tree</text:span><text:span text:style-name="T2"><text:line-break/></text:span><text:span text:style-name="T2">automatically so that it matches</text:span><text:span text:style-name="T2"><text:line-break/></text:span><text:span text:style-name="T2">the tree being edited as</text:span><text:span text:style-name="T2"><text:line-break/></text:span><text:span text:style-name="T2">closely as possible</text:span></text:p>
              </text:list-item>
              <text:list-item>
                <text:p><text:span text:style-name="T2">Show # linked objects, if any</text:span></text:p>
              </text:list-item>
              <text:list-item>
                <text:p><text:span text:style-name="T2">Double-click to open taxon editor popup</text:span></text:p>
              </text:list-item>
            </text:list>
          </draw:text-box>
        </draw:frame>
        <draw:frame draw:style-name="gr27" draw:text-style-name="P6" draw:layer="layout" svg:width="7.638cm" svg:height="3.071cm" svg:x="1.556cm" svg:y="14.997cm">
          <draw:text-box>
            <text:p><text:span text:style-name="T2">Questions:</text:span></text:p>
            <text:list text:style-name="L1">
              <text:list-item>
                <text:p><text:span text:style-name="T2">How to handle splits</text:span></text:p>
              </text:list-item>
              <text:list-item>
                <text:p><text:span text:style-name="T2">Setting what gets copied from</text:span><text:span text:style-name="T2"><text:line-break/></text:span><text:span text:style-name="T2">reference tree to edit tree</text:span></text:p>
              </text:list-item>
              <text:list-item>
                <text:p><text:span text:style-name="T2">How to handle temporary duplicate</text:span><text:span text:style-name="T2"><text:line-break/></text:span><text:span text:style-name="T2">taxa in edit tre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rik Ronquist</meta:initial-creator>
    <meta:creation-date>2016-04-05T08:53:56.513129000</meta:creation-date>
    <meta:editing-cycles>22</meta:editing-cycles>
    <meta:editing-duration>PT23H47M8S</meta:editing-duration>
    <dc:date>2016-04-07T07:11:06.818224000</dc:date>
    <dc:creator>Fredrik Ronquist</dc:creator>
    <meta:generator>LibreOffice/4.4.5.2$MacOSX_X86_64 LibreOffice_project/a22f674fd25a3b6f45bdebf25400ed2adff0ff99</meta:generator>
    <meta:document-statistic meta:object-count="55"/>
  </office:meta>
</office:document-meta>
</file>